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margin-left="0.25in" fo:margin-right="0in" fo:text-indent="0in" style:auto-text-indent="false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list-style-name="L2"/>
    <style:style style:name="P6" style:family="paragraph" style:parent-style-name="List_20_Paragraph" style:list-style-name="WWNum1"/>
    <style:style style:name="P7" style:family="paragraph" style:parent-style-name="List_20_Paragraph" style:list-style-name="L2"/>
    <style:style style:name="P8" style:family="paragraph" style:parent-style-name="List_20_Paragraph">
      <style:paragraph-properties fo:margin-left="0.25in" fo:margin-right="0in" fo:text-indent="0in" style:auto-text-indent="false"/>
    </style:style>
    <style:style style:name="P9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P10" style:family="paragraph" style:parent-style-name="List_20_Paragraph" style:list-style-name="L1">
      <style:paragraph-properties fo:margin-left="0.25in" fo:margin-right="0in" fo:text-indent="0in" style:auto-text-indent="false"/>
    </style:style>
    <style:style style:name="P11" style:family="paragraph" style:parent-style-name="List_20_Paragraph" style:list-style-name="L2">
      <style:paragraph-properties fo:margin-left="0.25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List_20_Paragraph">
      <style:paragraph-properties fo:margin-left="0in" fo:margin-right="0in" fo:text-indent="0in" style:auto-text-indent="false"/>
    </style:style>
    <style:style style:name="P13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MAP Adaptation</text:span><text:span text:style-name="T2"> </text:span><text:span text:style-name="T4">using</text:span><text:span text:style-name="T5"> data from JFA Cookbook</text:span></text:p>
      <text:list xml:id="list5587623825292145622" text:style-name="WWNum1">
        <text:list-item>
          <text:p text:style-name="P9">prepareSubsets.m</text:p>
        </text:list-item>
        <text:list-item>
          <text:p text:style-name="P6">svd_jfa.m (computes trained GMMs on SVD training data adapting the jfa's ubm and outputs accurasy and confusion matrices)</text:p>
          <text:p text:style-name="P13"/>
        </text:list-item>
      </text:list>
      <text:p text:style-name="P2">MAP Adaptation using <text:span text:style-name="T3">SVD</text:span></text:p>
      <text:list xml:id="list6082842612165170624" text:style-name="L1">
        <text:list-item>
          <text:p text:style-name="P10">prepareSubsets.m</text:p>
        </text:list-item>
      </text:list>
      <text:list xml:id="list33270767" text:continue-list="list5587623825292145622" text:style-name="WWNum1">
        <text:list-header>
          <text:p text:style-name="P9">2. <text:s text:c="3"/>gmm_build.m (computes trained GMMs on training data)</text:p>
        </text:list-header>
      </text:list>
      <text:p text:style-name="P1"><text:tab/>-edit m-file to change the number of mixtures (nmix)</text:p>
      <text:p text:style-name="P1"><text:span text:style-name="T3">3i. <text:s text:c="3"/>score_test_utterances_two_class</text:span> (outputs accuracy and confusion matrix)</text:p>
      <text:p text:style-name="P1"><text:tab/>-two classes: 4 (Healthy) and 5 (Hyperfunctional Dysphonia)</text:p>
      <text:p text:style-name="P1"><text:tab/>-edit m-file to change the binary variable ADAPT (1 does map adaptation; 0 does not map adaptation)</text:p>
      <text:p text:style-name="P1">3ii. <text:s text:c="3"/><text:span text:style-name="T3">score_test_utterances_multi_class</text:span> (outputs accuracy and confusion matrix)</text:p>
      <text:p text:style-name="P3">i-vectors <text:span text:style-name="T3">system</text:span></text:p>
      <text:list xml:id="list5883105176487669158" text:style-name="L2">
        <text:list-item>
          <text:p text:style-name="P11">prepareSubsets.m</text:p>
        </text:list-item>
        <text:list-item>
          <text:p text:style-name="P5">gmm_build.m (computes trained GMMs on training data)</text:p>
          <text:p text:style-name="P5">-edit m-file to change the number of mixtures (nmix)</text:p>
        </text:list-item>
        <text:list-item>
          <text:p text:style-name="P5">calc_baum_welch_statistics (computes zero and first order statistics for the trained GMMs)</text:p>
          <text:p text:style-name="P7">-edit m-file to change the variable numTdim (Total variability matrix dimension)</text:p>
          <text:p text:style-name="P7">-edit m-file to change the variable numIterations (Total variability matrix training iterations via EM algorithm)</text:p>
        </text:list-item>
        <text:list-item>
          <text:p text:style-name="P7">pathologies_i_vectors.m (computes an i-vector for the trained GMMs)</text:p>
          <text:p text:style-name="P7">-edit m-file to change the binary variable performLDA (1 pefrorms LDA; 0 does not perform LDA)</text:p>
          <text:p text:style-name="P7">-edit m-file to change the binary variable performWCCN (1 pefrorms WCCN; 0 does not perform WCCN)</text:p>
          <text:p text:style-name="P7">-edit m-file to change the variable numEigenvectors (number of eigenvectors in A matrix in LDA)</text:p>
        </text:list-item>
        <text:list-item>
          <text:p text:style-name="P7">gplda_model.m (trains gplda model to use in test phase)</text:p>
        </text:list-item>
        <text:list-item>
          <text:p text:style-name="P7">two_and_multi_class_testing.m (outputs accuracy and confusion matrices)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6874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os(Constantine) Kotropoulos</meta:initial-creator>
    <meta:editing-cycles>5</meta:editing-cycles>
    <meta:creation-date>2021-05-06T14:25:00</meta:creation-date>
    <dc:date>2022-10-23T13:04:42.61</dc:date>
    <meta:editing-duration>PT1H47M28S</meta:editing-duration>
    <meta:generator>OpenOffice/4.1.10$Win32 OpenOffice.org_project/4110m2$Build-9807</meta:generator>
    <meta:document-statistic meta:table-count="0" meta:image-count="0" meta:object-count="0" meta:page-count="1" meta:paragraph-count="24" meta:word-count="222" meta:character-count="15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